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Pictures/10000000000001F000000277A0D97612B4472CD9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 style:list-style-name="L1">
      <style:graphic-properties draw:textarea-vertical-align="middle" draw:line-distance="1.708cm"/>
      <style:paragraph-properties style:writing-mode="lr-tb"/>
    </style:style>
    <style:style style:name="gr3" style:family="graphic" style:parent-style-name="Arrow_20_Line">
      <style:graphic-properties draw:textarea-vertical-align="middle"/>
      <style:paragraph-properties style:writing-mode="lr-tb"/>
    </style:style>
    <style:style style:name="gr4" style:family="graphic" style:parent-style-name="objectwithoutfill">
      <style:graphic-properties draw:stroke="dash" draw:stroke-dash="Dash" svg:stroke-width="0.035cm" svg:stroke-color="#ff0000" draw:marker-start-width="0.253cm" draw:marker-end-width="0.253cm" svg:stroke-linecap="butt" draw:fill="none" draw:textarea-vertical-align="middle" fo:padding-top="0.143cm" fo:padding-bottom="0.143cm" fo:padding-left="0.268cm" fo:padding-right="0.268cm"/>
    </style:style>
    <style:style style:name="gr5" style:family="graphic" style:parent-style-name="objectwithoutfill">
      <style:graphic-properties draw:stroke="dash" draw:stroke-dash="Dash" svg:stroke-width="0.035cm" svg:stroke-color="#ff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6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2a6099" draw:marker-start-width="0.35cm" draw:marker-end-width="0.35cm" draw:fill-color="#ffffff" draw:textarea-horizontal-align="justify" draw:textarea-vertical-align="middle" draw:auto-grow-height="false" fo:min-height="0.209cm" fo:min-width="0cm" fo:padding-top="0.175cm" fo:padding-bottom="0.175cm" fo:padding-left="0.3cm" fo:padding-right="0.3cm" fo:wrap-option="wrap"/>
      <style:paragraph-properties style:writing-mode="lr-tb"/>
    </style:style>
    <style:style style:name="gr8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1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209cm" fo:min-width="0cm" fo:padding-top="0.175cm" fo:padding-bottom="0.175cm" fo:padding-left="0.3cm" fo:padding-right="0.3cm" fo:wrap-option="wrap"/>
      <style:paragraph-properties style:writing-mode="lr-tb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standard">
      <style:graphic-properties svg:stroke-color="#000000" draw:fill="none" draw:textarea-vertical-align="middle" draw:auto-grow-height="false" fo:min-height="2.749cm" fo:min-width="0cm" fo:wrap-option="wrap"/>
    </style:style>
    <style:style style:name="gr14" style:family="graphic" style:parent-style-name="standard">
      <style:graphic-properties svg:stroke-color="#000000" draw:fill="none" draw:textarea-vertical-align="middle" draw:auto-grow-height="false" fo:min-height="1.069cm" fo:min-width="0cm" fo:wrap-option="wrap"/>
    </style:style>
    <style:style style:name="gr15" style:family="graphic" style:parent-style-name="standard">
      <style:graphic-properties svg:stroke-color="#000000" draw:fill="none" draw:textarea-vertical-align="middle" draw:auto-grow-height="false" fo:min-height="3.726cm" fo:min-width="0cm" fo:wrap-option="wrap"/>
    </style:style>
    <style:style style:name="gr16" style:family="graphic" style:parent-style-name="standard">
      <style:graphic-properties svg:stroke-color="#000000" draw:fill="none" draw:textarea-vertical-align="middle" draw:auto-grow-height="false" fo:min-height="1.595cm" fo:min-width="0cm" fo:wrap-option="wrap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loext:graphic-properties draw:fill-color="#ffffff"/>
      <style:paragraph-properties fo:text-align="center" style:writing-mode="lr-tb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17cm" svg:height="23.304cm" draw:transform="rotate (1.5707963267949) translate (2.494cm 20cm)">
          <draw:image xlink:href="Pictures/10000000000001F000000277A0D97612B4472CD9.png" xlink:type="simple" xlink:show="embed" xlink:actuate="onLoad" draw:mime-type="image/png">
            <text:p/>
          </draw:image>
        </draw:frame>
        <draw:measure draw:style-name="gr2" draw:text-style-name="P2" draw:layer="measurelines" svg:x1="25.033cm" svg:y1="2.138cm" svg:x2="25.136cm" svg:y2="19.412cm">
          <text:p text:style-name="P2"><text:span text:style-name="T1"><text:measure text:kind="gap"/></text:span><text:span text:style-name="T1"><text:measure text:kind="value">345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3" draw:text-style-name="P4" draw:layer="measurelines" svg:x1="2.773cm" svg:y1="2.137cm" svg:x2="25.289cm" svg:y2="2.188cm">
          <text:p text:style-name="P3"><text:span text:style-name="T1"><text:measure text:kind="gap"/></text:span><text:span text:style-name="T1"><text:measure text:kind="value">450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</draw:page>
      <draw:page draw:name="page2" draw:style-name="dp1" draw:master-page-name="Default">
        <draw:line draw:style-name="gr4" draw:text-style-name="P1" draw:layer="layout" svg:x1="8.083cm" svg:y1="2.671cm" svg:x2="8.083cm" svg:y2="14.341cm">
          <text:p/>
        </draw:line>
        <draw:line draw:style-name="gr5" draw:text-style-name="P1" draw:layer="layout" svg:x1="21.352cm" svg:y1="3.254cm" svg:x2="21.352cm" svg:y2="14.658cm">
          <text:p/>
        </draw:line>
        <draw:line draw:style-name="gr5" draw:text-style-name="P1" draw:layer="layout" svg:x1="25.638cm" svg:y1="3.28cm" svg:x2="25.638cm" svg:y2="14.684cm">
          <text:p/>
        </draw:line>
        <draw:line draw:style-name="gr5" draw:text-style-name="P1" draw:layer="layout" svg:x1="19.367cm" svg:y1="3.227cm" svg:x2="19.367cm" svg:y2="14.631cm">
          <text:p/>
        </draw:line>
        <draw:line draw:style-name="gr4" draw:text-style-name="P1" draw:layer="layout" svg:x1="2.487cm" svg:y1="8.705cm" svg:x2="26.776cm" svg:y2="8.811cm">
          <text:p/>
        </draw:line>
        <draw:line draw:style-name="gr6" draw:text-style-name="P1" draw:layer="layout" svg:x1="9.235cm" svg:y1="2.901cm" svg:x2="13.459cm" svg:y2="14.4cm">
          <text:p/>
        </draw:line>
        <draw:line draw:style-name="gr6" draw:text-style-name="P1" draw:layer="layout" svg:x1="9.261cm" svg:y1="2.85cm" svg:x2="4.351cm" svg:y2="13.942cm">
          <text:p/>
        </draw:line>
        <draw:custom-shape draw:style-name="gr7" draw:text-style-name="P6" draw:layer="layout" svg:width="0.789cm" svg:height="0.789cm" svg:x="19.029cm" svg:y="5.98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89cm" svg:height="0.789cm" svg:x="25.16cm" svg:y="5.98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89cm" svg:height="0.789cm" svg:x="25.312cm" svg:y="11.145cm">
          <text:p text:style-name="P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89cm" svg:height="0.789cm" svg:x="19.079cm" svg:y="10.967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89cm" svg:height="0.789cm" svg:x="10.099cm" svg:y="5.929cm">
          <text:p text:style-name="P5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89cm" svg:height="0.789cm" svg:x="7.325cm" svg:y="5.954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89cm" svg:height="0.789cm" svg:x="5.008cm" svg:y="11.221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89cm" svg:height="0.789cm" svg:x="12.033cm" svg:y="11.144cm">
          <text:p text:style-name="P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976cm" svg:y1="15.978cm" svg:x2="3.027cm" svg:y2="6.208cm">
          <text:p/>
        </draw:line>
        <draw:line draw:style-name="gr8" draw:text-style-name="P1" draw:layer="layout" svg:x1="3.002cm" svg:y1="15.977cm" svg:x2="14.73cm" svg:y2="16.053cm">
          <text:p/>
        </draw:line>
        <draw:frame draw:style-name="gr9" draw:text-style-name="P7" draw:layer="layout" svg:width="4.64cm" svg:height="0.961cm" svg:x="12.781cm" svg:y="6.2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9" draw:layer="layout" svg:width="1.721cm" svg:height="0.662cm" svg:x="10.693cm" svg:y="5.181cm">
          <draw:text-box>
            <text:p text:style-name="P8"><text:span text:style-name="T2">(X1,Y1)</text:span></text:p>
          </draw:text-box>
        </draw:frame>
        <draw:line draw:style-name="gr4" draw:text-style-name="P1" draw:layer="layout" svg:x1="9.235cm" svg:y1="2.875cm" svg:x2="6.932cm" svg:y2="14.261cm">
          <text:p/>
        </draw:line>
        <draw:custom-shape draw:style-name="gr11" draw:text-style-name="P11" draw:layer="layout" svg:width="0.727cm" svg:height="0.789cm" svg:x="7.651cm" svg:y="8.327cm">
          <text:p text:style-name="P10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224cm" svg:height="0.513cm" svg:x="9.018cm" svg:y="9.65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1" draw:text-style-name="P11" draw:layer="layout" svg:width="0.727cm" svg:height="0.789cm" svg:x="20.907cm" svg:y="8.407cm">
          <text:p text:style-name="P10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224cm" svg:height="0.513cm" svg:x="21.728cm" svg:y="8.1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1" draw:text-style-name="P11" draw:layer="layout" svg:width="0.727cm" svg:height="0.789cm" svg:x="8.895cm" svg:y="2.587cm">
          <text:p text:style-name="P10"><text:span text:style-name="T2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721cm" svg:height="0.662cm" svg:x="9.925cm" svg:y="2.561cm">
          <draw:text-box>
            <text:p text:style-name="P8"><text:span text:style-name="T2">VY</text:span></text:p>
          </draw:text-box>
        </draw:frame>
        <draw:frame draw:style-name="gr12" draw:text-style-name="P12" draw:layer="layout" svg:width="0.502cm" svg:height="0.963cm" svg:x="4.035cm" svg:y="9.229cm">
          <draw:text-box>
            <text:p><text:span text:style-name="T1"><text:measure text:kind="unit"/></text:span><text:span text:style-name="T1"><text:measure text:kind="unit"/></text:span></text:p>
          </draw:text-box>
        </draw:frame>
        <draw:custom-shape draw:style-name="gr13" draw:text-style-name="P1" draw:layer="layout" svg:width="0.649cm" svg:height="3.163cm" draw:transform="rotate (1.5707963267949) translate (8.135cm 15.08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1" draw:layer="layout" svg:x1="6.707cm" svg:y1="2.671cm" svg:x2="6.707cm" svg:y2="14.341cm">
          <text:p/>
        </draw:line>
        <draw:line draw:style-name="gr4" draw:text-style-name="P1" draw:layer="layout" svg:x1="11.469cm" svg:y1="2.988cm" svg:x2="11.469cm" svg:y2="14.658cm">
          <text:p/>
        </draw:line>
        <draw:custom-shape draw:style-name="gr14" draw:text-style-name="P1" draw:layer="layout" svg:width="0.649cm" svg:height="1.391cm" draw:transform="rotate (1.5707963267949) translate (6.706cm 15.16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" draw:layer="layout" svg:width="0.649cm" svg:height="4.194cm" draw:transform="rotate (1.5707963267949) translate (21.391cm 15.7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" draw:layer="layout" svg:width="0.649cm" svg:height="1.945cm" draw:transform="rotate (1.5707963267949) translate (19.38cm 15.7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3" draw:style-name="dp1" draw:master-page-name="Default">
        <draw:line draw:style-name="gr6" draw:text-style-name="P1" draw:layer="layout" svg:x1="9.235cm" svg:y1="2.901cm" svg:x2="13.459cm" svg:y2="14.4cm">
          <text:p/>
        </draw:line>
        <draw:line draw:style-name="gr17" draw:text-style-name="P1" draw:layer="layout" svg:x1="17.224cm" svg:y1="13.611cm" svg:x2="17.224cm" svg:y2="13.535cm">
          <text:p/>
        </draw:line>
        <draw:line draw:style-name="gr6" draw:text-style-name="P1" draw:layer="layout" svg:x1="9.261cm" svg:y1="2.85cm" svg:x2="4.351cm" svg:y2="13.942cm">
          <text:p/>
        </draw:line>
        <draw:line draw:style-name="gr18" draw:text-style-name="P1" draw:layer="layout" svg:x1="0.585cm" svg:y1="10.685cm" svg:x2="14.145cm" svg:y2="11.627cm">
          <text:p/>
        </draw:line>
        <draw:line draw:style-name="gr18" draw:text-style-name="P1" draw:layer="layout" svg:x1="0.585cm" svg:y1="10.66cm" svg:x2="12.39cm" svg:y2="5.445cm">
          <text:p/>
        </draw:line>
        <draw:custom-shape draw:style-name="gr7" draw:text-style-name="P13" draw:layer="layout" svg:width="0.789cm" svg:height="0.789cm" svg:x="19.029cm" svg:y="5.98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789cm" svg:height="0.789cm" svg:x="25.16cm" svg:y="5.98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789cm" svg:height="0.789cm" svg:x="25.312cm" svg:y="11.145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789cm" svg:height="0.789cm" svg:x="19.079cm" svg:y="10.967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789cm" svg:height="0.789cm" svg:x="10.099cm" svg:y="5.929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789cm" svg:height="0.789cm" svg:x="6.766cm" svg:y="7.404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789cm" svg:height="0.789cm" svg:x="5.314cm" svg:y="10.585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789cm" svg:height="0.789cm" svg:x="12.033cm" svg:y="11.144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 draw:decimal-places="0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6T19:29:22.690000000</meta:creation-date>
    <dc:date>2022-06-17T10:56:03.882000000</dc:date>
    <meta:editing-duration>PT2H32M53S</meta:editing-duration>
    <meta:editing-cycles>5</meta:editing-cycles>
    <meta:generator>LibreOffice/7.2.0.4$Windows_X86_64 LibreOffice_project/9a9c6381e3f7a62afc1329bd359cc48accb6435b</meta:generator>
    <meta:document-statistic meta:object-count="49"/>
  </office:meta>
</office:document-meta>
</file>

<file path=Object 1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 x , y)
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Transformation</mi>
            <mi mathvariant="italic">Equations</mi>
          </mrow>
        </mtd>
      </mtr>
      <mtr>
        <mtd>
          <mrow>
            <mover accent="true">
              <mi>y</mi>
              <mo stretchy="false">´</mo>
            </mover>
            <mo stretchy="false">=</mo>
            <mi>y</mi>
          </mrow>
        </mtd>
      </mtr>
    </mtable>
    <annotation encoding="StarMath 5.0">Transformation Equations
newline
acute y = y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row>
          <mover accent="true">
            <mi>x</mi>
            <mo stretchy="false">´</mo>
          </mover>
          <mi>,</mi>
          <mover accent="true">
            <mi>y</mi>
            <mo stretchy="false">´</mo>
          </mover>
        </mrow>
      </mrow>
      <mo fence="true" form="postfix" stretchy="false">)</mo>
    </mrow>
    <annotation encoding="StarMath 5.0">
(acute x , acute y)
</annotation>
  </semantics>
</math>
</file>